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5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50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98mm"/>
    </style:style>
    <style:style style:name="co6" style:family="table-column">
      <style:table-column-properties fo:break-before="auto" style:column-width="25.84mm"/>
    </style:style>
    <style:style style:name="co7" style:family="table-column">
      <style:table-column-properties fo:break-before="auto" style:column-width="10.3mm"/>
    </style:style>
    <style:style style:name="co8" style:family="table-column">
      <style:table-column-properties fo:break-before="auto" style:column-width="31.54mm"/>
    </style:style>
    <style:style style:name="co9" style:family="table-column">
      <style:table-column-properties fo:break-before="auto" style:column-width="36.14mm"/>
    </style:style>
    <style:style style:name="co10" style:family="table-column">
      <style:table-column-properties fo:break-before="auto" style:column-width="6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9"/>
  </office:automatic-styles>
  <office:body>
    <office:spreadsheet>
      <table:calculation-settings table:automatic-find-labels="false"/>
      <table:table table:name="Op.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usical form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Presto</text:p>
          </table:table-cell>
          <table:table-cell office:value-type="string" calcext:value-type="string">
            <text:p>Allegro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Aria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4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oco Adagi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Allegro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 office:value-type="string" calcext:value-type="string">
            <text:p>Theme and varia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legretto alla zingarese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resto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5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Sicilia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: Fuga a due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6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 e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, Cantabile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3 Soggetti. Allegro</text:p>
          </table:table-cell>
          <table:table-cell office:value-type="string" calcext:value-type="string">
            <text:p>Fuga</text:p>
          </table:table-cell>
        </table:table-row>
      </table:table>
      <table:table table:name="Missing Op.20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ssing movement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1 – III. Affettuoso e sostenu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2 – II. Adagi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3 – I. Allegro con Spiri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. Allegro di Mol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I. Un poco Adagio Affettuoso</text:p>
          </table:table-cell>
          <table:covered-table-cell table:number-columns-repeated="3"/>
        </table:table-row>
      </table:table>
      <table:table table:name="manual annotation" table:style-name="ta1">
        <table:table-column table:style-name="co4" table:number-columns-repeated="6" table:default-cell-style-name="ce1"/>
        <table:table-row table:style-name="ro1">
          <table:table-cell table:style-name="Default" office:value-type="string" calcext:value-type="string">
            <text:p>Original humdrum score</text:p>
          </table:table-cell>
          <table:table-cell table:style-name="Default" table:number-columns-repeated="3"/>
          <table:table-cell table:style-name="Default" office:value-type="string" calcext:value-type="string">
            <text:p>Appended analysis</text:p>
          </table:table-cell>
          <table:table-cell table:style-name="Default"/>
        </table:table-row>
        <table:table-row table:style-name="ro1">
          <table:table-cell table:number-columns-repeated="4" office:value-type="string" calcext:value-type="string">
            <text:p>**kern</text:p>
          </table:table-cell>
          <table:table-cell office:value-type="string" calcext:value-type="string">
            <text:p>**harm</text:p>
          </table:table-cell>
          <table:table-cell office:value-type="string" calcext:value-type="string">
            <text:p>**commentary</text:p>
          </table:table-cell>
        </table:table-row>
        <table:table-row table:style-name="ro1">
          <table:table-cell table:number-columns-repeated="6" office:value-type="string" calcext:value-type="string">
            <text:p>*k[b-e-]</text:p>
          </table:table-cell>
        </table:table-row>
        <table:table-row table:style-name="ro1">
          <table:table-cell table:number-columns-repeated="6" office:value-type="string" calcext:value-type="string">
            <text:p>*g:</text:p>
          </table:table-cell>
        </table:table-row>
        <table:table-row table:style-name="ro1">
          <table:table-cell office:value-type="string" calcext:value-type="string">
            <text:p>*clefF4</text:p>
          </table:table-cell>
          <table:table-cell office:value-type="string" calcext:value-type="string">
            <text:p>*clefC3</text:p>
          </table:table-cell>
          <table:table-cell table:number-columns-repeated="2" office:value-type="string" calcext:value-type="string">
            <text:p>*clefG2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6" office:value-type="string" calcext:value-type="string">
            <text:p>*M3/4</text:p>
          </table:table-cell>
        </table:table-row>
        <table:table-row table:style-name="ro1">
          <table:table-cell table:number-columns-repeated="4" office:value-type="string" calcext:value-type="string">
            <text:p>2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4r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2.r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o</text:p>
          </table:table-cell>
          <table:table-cell office:value-type="string" calcext:value-type="string">
            <text:p>Not really diminished, missing the fifth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2e-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g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table:number-columns-repeated="2"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.A</text:p>
          </table:table-cell>
          <table:table-cell office:value-type="string" calcext:value-type="string">
            <text:p>[2.c</text:p>
          </table:table-cell>
          <table:table-cell office:value-type="string" calcext:value-type="string">
            <text:p>[2.f#</text:p>
          </table:table-cell>
          <table:table-cell office:value-type="string" calcext:value-type="string">
            <text:p>4cc</text:p>
          </table:table-cell>
          <table:table-cell office:value-type="string" calcext:value-type="string">
            <text:p>viio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cc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A_</text:p>
          </table:table-cell>
          <table:table-cell office:value-type="string" calcext:value-type="string">
            <text:p>2.c_</text:p>
          </table:table-cell>
          <table:table-cell office:value-type="string" calcext:value-type="string">
            <text:p>2.f#_</text:p>
          </table:table-cell>
          <table:table-cell office:value-type="string" calcext:value-type="string">
            <text:p>2ee-</text:p>
          </table:table-cell>
          <table:table-cell office:value-type="string" calcext:value-type="string">
            <text:p>viioD7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ee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A]</text:p>
          </table:table-cell>
          <table:table-cell office:value-type="string" calcext:value-type="string">
            <text:p>4c]</text:p>
          </table:table-cell>
          <table:table-cell office:value-type="string" calcext:value-type="string">
            <text:p>4f#]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2r</text:p>
          </table:table-cell>
          <table:table-cell office:value-type="string" calcext:value-type="string">
            <text:p>4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table table:name="Results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Mvt.</text:p>
          </table:table-cell>
          <table:table-cell office:value-type="string" calcext:value-type="string">
            <text:p>Matching time units</text:p>
          </table:table-cell>
          <table:table-cell office:value-type="string" calcext:value-type="string">
            <text:p>Total time unit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Op.20 No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1" calcext:value-type="float">
            <text:p>2261</text:p>
          </table:table-cell>
          <table:table-cell office:value-type="float" office:value="3489" calcext:value-type="float">
            <text:p>3489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percentage" office:value="0.2745" calcext:value-type="percentage">
            <text:p>27,45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319" calcext:value-type="float">
            <text:p>1319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7624" calcext:value-type="percentage">
            <text:p>76,24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2" calcext:value-type="float">
            <text:p>332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2576" calcext:value-type="percentage">
            <text:p>25,76%</text:p>
          </table:table-cell>
        </table:table-row>
        <table:table-row table:style-name="ro1">
          <table:table-cell office:value-type="string" calcext:value-type="string">
            <text:p>Op.20 No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54" calcext:value-type="float">
            <text:p>1254</text:p>
          </table:table-cell>
          <table:table-cell office:value-type="float" office:value="5137" calcext:value-type="float">
            <text:p>5137</text:p>
          </table:table-cell>
          <table:table-cell office:value-type="percentage" office:value="0.2441" calcext:value-type="percentage">
            <text:p>24,41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119" calcext:value-type="float">
            <text:p>1119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5548" calcext:value-type="percentage">
            <text:p>55,48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713" calcext:value-type="float">
            <text:p>713</text:p>
          </table:table-cell>
          <table:table-cell office:value-type="float" office:value="1033" calcext:value-type="float">
            <text:p>1033</text:p>
          </table:table-cell>
          <table:table-cell office:value-type="percentage" office:value="0.6902" calcext:value-type="percentage">
            <text:p>69,02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9" calcext:value-type="float">
            <text:p>309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1589" calcext:value-type="percentage">
            <text:p>15,89%</text:p>
          </table:table-cell>
        </table:table-row>
        <table:table-row table:style-name="ro1">
          <table:table-cell office:value-type="string" calcext:value-type="string">
            <text:p>Op.20 No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6" calcext:value-type="float">
            <text:p>2426</text:p>
          </table:table-cell>
          <table:table-cell office:value-type="float" office:value="4322" calcext:value-type="float">
            <text:p>4322</text:p>
          </table:table-cell>
          <table:table-cell office:value-type="percentage" office:value="0.5613" calcext:value-type="percentage">
            <text:p>56,13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1" calcext:value-type="float">
            <text:p>121</text:p>
          </table:table-cell>
          <table:table-cell office:value-type="float" office:value="535" calcext:value-type="float">
            <text:p>535</text:p>
          </table:table-cell>
          <table:table-cell office:value-type="percentage" office:value="0.2262" calcext:value-type="percentage">
            <text:p>22,62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386" calcext:value-type="float">
            <text:p>3386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8321" calcext:value-type="percentage">
            <text:p>83,21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35" calcext:value-type="float">
            <text:p>53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3183" calcext:value-type="percentage">
            <text:p>31,83%</text:p>
          </table:table-cell>
        </table:table-row>
        <table:table-row table:style-name="ro1">
          <table:table-cell office:value-type="string" calcext:value-type="string">
            <text:p>Op.20 No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64" calcext:value-type="float">
            <text:p>2464</text:p>
          </table:table-cell>
          <table:table-cell office:value-type="float" office:value="3663" calcext:value-type="float">
            <text:p>3663</text:p>
          </table:table-cell>
          <table:table-cell office:value-type="percentage" office:value="0.6727" calcext:value-type="percentage">
            <text:p>67,2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992" calcext:value-type="float">
            <text:p>1992</text:p>
          </table:table-cell>
          <table:table-cell office:value-type="float" office:value="3922" calcext:value-type="float">
            <text:p>3922</text:p>
          </table:table-cell>
          <table:table-cell office:value-type="percentage" office:value="0.5079" calcext:value-type="percentage">
            <text:p>50,79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percentage" office:value="0.2915" calcext:value-type="percentage">
            <text:p>29,15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651" calcext:value-type="float">
            <text:p>1651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2625" calcext:value-type="percentage">
            <text:p>26,25%</text:p>
          </table:table-cell>
        </table:table-row>
        <table:table-row table:style-name="ro1">
          <table:table-cell office:value-type="string" calcext:value-type="string">
            <text:p>Op.20 No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percentage" office:value="0.6404" calcext:value-type="percentage">
            <text:p>64,04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793" calcext:value-type="float">
            <text:p>793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6603" calcext:value-type="percentage">
            <text:p>66,03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617" calcext:value-type="float">
            <text:p>2617</text:p>
          </table:table-cell>
          <table:table-cell office:value-type="float" office:value="3061" calcext:value-type="float">
            <text:p>3061</text:p>
          </table:table-cell>
          <table:table-cell office:value-type="percentage" office:value="0.8549" calcext:value-type="percentage">
            <text:p>85,49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98" calcext:value-type="float">
            <text:p>798</text:p>
          </table:table-cell>
          <table:table-cell office:value-type="float" office:value="1473" calcext:value-type="float">
            <text:p>1473</text:p>
          </table:table-cell>
          <table:table-cell office:value-type="percentage" office:value="0.5418" calcext:value-type="percentage">
            <text:p>54,18%</text:p>
          </table:table-cell>
        </table:table-row>
        <table:table-row table:style-name="ro1">
          <table:table-cell office:value-type="string" calcext:value-type="string">
            <text:p>Op.20 No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8" calcext:value-type="float">
            <text:p>1808</text:p>
          </table:table-cell>
          <table:table-cell office:value-type="float" office:value="3985" calcext:value-type="float">
            <text:p>3985</text:p>
          </table:table-cell>
          <table:table-cell office:value-type="percentage" office:value="0.4537" calcext:value-type="percentage">
            <text:p>45,3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6217" calcext:value-type="float">
            <text:p>6217</text:p>
          </table:table-cell>
          <table:table-cell office:value-type="float" office:value="7585" calcext:value-type="float">
            <text:p>7585</text:p>
          </table:table-cell>
          <table:table-cell office:value-type="percentage" office:value="0.8196" calcext:value-type="percentage">
            <text:p>81,96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361" calcext:value-type="float">
            <text:p>1361</text:p>
          </table:table-cell>
          <table:table-cell office:value-type="float" office:value="3041" calcext:value-type="float">
            <text:p>3041</text:p>
          </table:table-cell>
          <table:table-cell office:value-type="percentage" office:value="0.4476" calcext:value-type="percentage">
            <text:p>44,76%</text:p>
          </table:table-cell>
        </table:table-row>
      </table:table>
      <table:table table:name="Chord distribution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3">
          <table:table-cell office:value-type="string" calcext:value-type="string">
            <text:p>Op.20 No.1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1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8 (24.36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50 (23.4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1 (7.0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8 (8.4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7.69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5 (7.0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7 (7.9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6 (10.2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9 (8.9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7 (42.9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79 (37.0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5.77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4 (1.8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28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1 (5.1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33 (32.13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9 (30.80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9 (4.5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7 (7.5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2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 (1.7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2 (12.5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2 (14.2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2 (17.39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36 (16.0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9 (31.1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5 (29.0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1.9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 (0.4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14" calcext:value-type="float">
            <text:p>41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p.20 No.1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1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4 (31.5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9 (25.3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8 (10.53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5 (2.5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1 (14.47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28 (14.51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6.5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6 (8.2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2.6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5 (2.5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6 (34.21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0 (41.4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1.04%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N</text:p>
          </table:table-cell>
          <table:table-cell office:value-type="string" calcext:value-type="string">
            <text:p>1 (0.52%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II</text:p>
          </table:table-cell>
          <table:table-cell office:value-type="string" calcext:value-type="string">
            <text:p>7 (3.63%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8 (34.5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81 (29.3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9.8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2 (4.3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 (3.70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2 (0.7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12.3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4 (12.3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2 (39.51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41 (14.8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02 (36.96%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II</text:p>
          </table:table-cell>
          <table:table-cell office:value-type="string" calcext:value-type="string">
            <text:p>4 (1.45%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p.20 No.2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8 (22.22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7 (28.7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5 (6.94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4 (4.2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3 (10.65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2 (12.7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7 (7.87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0 (10.6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2 (5.5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 (2.1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9 (41.20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37 (39.3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9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2.1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46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4.17%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7 (26.3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2 (32.81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8 (6.16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 (2.3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3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 (2.3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42 (14.3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9 (22.6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9 (9.9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1 (8.5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0 (41.10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38 (29.6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1.71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1.5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92" calcext:value-type="float">
            <text:p>292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.20 No.2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2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6 (23.0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79 (18.90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5.13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7 (8.8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9.62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52 (12.4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3 (14.7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8 (11.4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 (4.49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40 (9.5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1 (39.10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5 (1.20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6 (3.8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38 (33.01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24%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III</text:p>
          </table:table-cell>
          <table:table-cell office:value-type="string" calcext:value-type="string">
            <text:p>18 (4.31%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5 (26.96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01 (19.6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3.92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42 (8.1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7 (3.43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0 (1.9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42 (20.5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49 (9.5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7 (8.3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8 (17.1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7 (32.84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06 (40.0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3.92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8 (3.50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04" calcext:value-type="float">
            <text:p>204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514" calcext:value-type="float">
            <text:p>5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p.20 No.3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3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1 (15.9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2 (36.2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2 (6.8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8 (4.6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3 (10.3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 (1.7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0.94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6 (9.3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5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6 (3.51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0 (3.1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73 (42.6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8 (40.00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5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62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2 (1.1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3 (0.94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5 (4.69%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28 (27.4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8 (36.5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8 (6.0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6 (3.2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2.5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5 (18.8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5 (13.9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7 (3.7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7 (12.2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6 (35.4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3 (32.8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4 (2.1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3 (4.94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66" calcext:value-type="float">
            <text:p>466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p.20 No.3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3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1 (21.23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8 (29.6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4.1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0 (6.1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3.70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20 (12.3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6.16%)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2 (1.2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1 (7.53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3 (1.8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 (0.68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62 (38.2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3 (43.15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2 (1.2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0 (6.1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74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5 (3.0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4 (30.1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77 (34.6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3.42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7 (3.1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1.37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2 (0.90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10.9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9 (13.0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3 (15.7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5 (6.7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1 (34.9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7 (39.1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42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5 (2.2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p.20 No.4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11 (32.1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0 (30.7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1.4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5 (7.6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0 (11.59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4 (6.1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9 (11.30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 (4.6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5 (10.14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8 (12.31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01 (29.28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5 (38.4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58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29%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3.19%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45" calcext:value-type="float">
            <text:p>34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32 (30.14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8 (33.9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3 (5.2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9 (16.9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23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8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4 (12.33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0 (37.7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1 (13.93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5 (9.4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6 (35.62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2.51%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38" calcext:value-type="float">
            <text:p>438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p.20 No.4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4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0 (22.9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82 (27.0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1 (8.05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1 (3.6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6 (17.62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0 (9.90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7 (14.1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8 (9.2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1.92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40 (13.20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1 (23.37%)</text:p>
          </table:table-cell>
          <table: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3 (0.9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7 (2.68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6 (31.6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8 (3.07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4 (1.3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6 (6.13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9 (2.9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7 (31.52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101 (33.2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2.1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0 (3.2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0 (3.62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5 (1.6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8 (21.01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34 (11.1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6 (5.80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51 (16.7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1 (32.97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9 (29.2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2.90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4 (4.61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Op.20 No.5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5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29.1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49 (25.7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2.5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3 (6.8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6.4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2 (6.3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9 (8.1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9 (4.7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2 (9.44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4 (12.6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4 (40.34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2 (43.1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72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 (0.5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15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33" calcext:value-type="float">
            <text:p>2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60 (31.8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5 (30.9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1.99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4 (6.6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9 (1.7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0 (9.5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72 (14.34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30 (14.2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7 (9.36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1 (38.5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95 (38.84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1.79%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02" calcext:value-type="float">
            <text:p>502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p.20 No.5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5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3 (28.29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71 (28.7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4.61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6 (6.4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6 (17.11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4 (13.7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2 (7.89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4 (9.7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9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9 (3.6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1.3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89 (36.03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48 (31.58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4 (1.6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66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4.61%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5 (37.67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92 (26.9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 (1.3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4 (4.11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2 (15.07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 (0.8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5.48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66 (19.3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6 (38.36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1 (6.1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2.0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37 (40.18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8 (2.35%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341" calcext:value-type="float">
            <text:p>341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p.20 No.6</text:p>
            <text:p>1st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3r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8 (33.6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6 (41.2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3 (4.47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5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7 (5.8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3 (4.7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2 (7.56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8 (12.70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8 (6.19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2 (3.1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0.69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22 (34.92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17 (40.21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 (1.5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69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0.69%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91" calcext:value-type="float">
            <text:p>2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46 (36.50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27 (45.00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5 (3.75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1 (1.6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6 (1.50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1 (1.6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0 (15.00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12 (20.00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3.7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9 (31.6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5 (38.75%)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0.75%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Op.20 No.6</text:p>
            <text:p>2nd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/>
          <table:table-cell office:value-type="string" calcext:value-type="string">
            <text:p>Op.20 No.6</text:p>
            <text:p>4th movement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6.20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6 (23.7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4.28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0 (10.7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4 (12.83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14 (5.0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3 (6.95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5 (8.9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4.28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36 (12.95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1 (43.32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90 (32.37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53%)</text:p>
          </table:table-cell>
          <table:table-cell table:number-columns-repeated="3"/>
          <table:table-cell office:value-type="string" calcext:value-type="string">
            <text:p>GN</text:p>
          </table:table-cell>
          <table:table-cell office:value-type="string" calcext:value-type="string">
            <text:p>1 (0.3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1.60%)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16 (5.7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3 (31.18%)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66 (19.6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3.53%)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38 (11.31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1 (18.24%)</text:p>
          </table:table-cell>
          <table:table-cell table:number-columns-repeated="3"/>
          <table:table-cell office:value-type="string" calcext:value-type="string">
            <text:p>VII</text:p>
          </table:table-cell>
          <table:table-cell office:value-type="string" calcext:value-type="string">
            <text:p>6 (1.79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8.82%)</text:p>
          </table:table-cell>
          <table:table-cell table:number-columns-repeated="3"/>
          <table:table-cell office:value-type="string" calcext:value-type="string">
            <text:p>IV</text:p>
          </table:table-cell>
          <table:table-cell office:value-type="string" calcext:value-type="string">
            <text:p>24 (7.1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1 (35.88%)</text:p>
          </table:table-cell>
          <table:table-cell table:number-columns-repeated="3"/>
          <table:table-cell office:value-type="string" calcext:value-type="string">
            <text:p>II</text:p>
          </table:table-cell>
          <table:table-cell office:value-type="string" calcext:value-type="string">
            <text:p>60 (17.86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35%)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111 (33.04%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70" calcext:value-type="float">
            <text:p>170</text:p>
          </table:table-cell>
          <table:table-cell table:number-columns-repeated="3"/>
          <table:table-cell office:value-type="string" calcext:value-type="string">
            <text:p>III</text:p>
          </table:table-cell>
          <table:table-cell office:value-type="string" calcext:value-type="string">
            <text:p>31 (9.23%)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8">0000-00-00</text:date>, <text:time style:data-style-name="N2" text:time-value="18:11:26.7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6:35.135000000</meta:creation-date>
    <meta:editing-duration>PT14H56M5S</meta:editing-duration>
    <meta:editing-cycles>21</meta:editing-cycles>
    <meta:generator>LibreOffice/5.2.2.2$Windows_x86 LibreOffice_project/8f96e87c890bf8fa77463cd4b640a2312823f3ad</meta:generator>
    <dc:date>2017-08-08T18:25:49.201000000</dc:date>
    <meta:document-statistic meta:table-count="5" meta:cell-count="1344" meta:object-count="0"/>
  </office:meta>
</office:document-meta>
</file>